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-one needs to use the bathroom, right?
Everyone's al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ome terrible memories
from  that phantom ship. I refuse to let her get
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 new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3:59:20+01:00</meta:creation-date>
    <dc:date>2019-12-29T13:59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